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style-name="Normalny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1" style:family="text">
      <style:text-properties fo:color="#ffffff" fo:font-family="'Arial Black'" style:font-style-name="Normalny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1. Niech zabrzmi Panu</text:span><text:span text:style-name="T2"><text:line-break/></text:span><text:span text:style-name="T2">chwała w niebiosach,</text:span><text:span text:style-name="T2"><text:line-break/></text:span><text:span text:style-name="T2">- Na wysokościach cześć niech oddadz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Wielbijcie Pana</text:span><text:span text:style-name="T2"><text:line-break/></text:span><text:span text:style-name="T2">duchy niebieskie</text:span><text:span text:style-name="T2"><text:line-break/></text:span><text:span text:style-name="T2">- Wielbijcie Pana</text:span><text:span text:style-name="T2"><text:line-break/></text:span><text:span text:style-name="T2">Jego zastęp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Alleluja, Alleluja,</text:span><text:span text:style-name="T2"><text:line-break/></text:span><text:span text:style-name="T2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2. Słońce, księżycu,</text:span><text:span text:style-name="T2"><text:line-break/></text:span><text:span text:style-name="T2">wielbijcie Pana,</text:span><text:span text:style-name="T2"><text:line-break/></text:span><text:span text:style-name="T2">- Gwiazdy świecące,</text:span><text:span text:style-name="T2"><text:line-break/></text:span><text:span text:style-name="T2">wielbijcie Pana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2">Niebiosa niebios</text:span><text:span text:style-name="T2"><text:line-break/></text:span><text:span text:style-name="T2">wielbijcie Pana,</text:span><text:span text:style-name="T2"><text:line-break/></text:span><text:span text:style-name="T2">- Wody podniebne</text:span><text:span text:style-name="T2"><text:line-break/></text:span><text:span text:style-name="T2">wielbijcie Pa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Alleluja, Alleluja,</text:span><text:span text:style-name="T2"><text:line-break/></text:span><text:span text:style-name="T2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6"><text:span text:style-name="T2">3. Niech wszyscy</text:span><text:span text:style-name="T2"><text:line-break/></text:span><text:span text:style-name="T2">wielbią Imię Pana,</text:span><text:span text:style-name="T2"><text:line-break/></text:span><text:span text:style-name="T2">- Bo Jego słowo stwarza</text:span><text:span text:style-name="T2"><text:line-break/></text:span><text:span text:style-name="T2">wciąż wszystko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Bo tylko</text:span><text:span text:style-name="T2"><text:line-break/></text:span><text:span text:style-name="T2">Jego Imię jest wzniosłe,</text:span><text:span text:style-name="T2"><text:line-break/></text:span><text:span text:style-name="T2">- Niechaj na wieki brzmi</text:span><text:span text:style-name="T2"><text:line-break/></text:span><text:span text:style-name="T2">Jego chwał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Alleluja, Alleluja,</text:span><text:span text:style-name="T2"><text:line-break/></text:span><text:span text:style-name="T2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4. On daje siłę</text:span><text:span text:style-name="T2"><text:line-break/></text:span><text:span text:style-name="T2">swemu ludowi,</text:span><text:span text:style-name="T2"><text:line-break/></text:span><text:span text:style-name="T2">- Z prochu podnosi</text:span><text:span text:style-name="T2"><text:line-break/></text:span><text:span text:style-name="T2">swoich przyjació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Jest Bogiem bliskim</text:span><text:span text:style-name="T2"><text:line-break/></text:span><text:span text:style-name="T2">dla Izraela,</text:span><text:span text:style-name="T2"><text:line-break/></text:span><text:span text:style-name="T2">- Swoich wybranych</text:span><text:span text:style-name="T2"><text:line-break/></text:span><text:span text:style-name="T2">On sam umac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Alleluja, Alleluja,</text:span><text:span text:style-name="T2"><text:line-break/></text:span><text:span text:style-name="T2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office:forms form:automatic-focus="false" form:apply-design-mode="false"/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6"><text:span text:style-name="T2">5. Niech zabrzmi chwała</text:span><text:span text:style-name="T2"><text:line-break/></text:span><text:span text:style-name="T2">Ojcu, co stwarza,</text:span><text:span text:style-name="T2"><text:line-break/></text:span><text:span text:style-name="T2">- Jego Synowi,</text:span><text:span text:style-name="T2"><text:line-break/></text:span><text:span text:style-name="T2">który jest Panem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Duchowi, który</text:span><text:span text:style-name="T2"><text:line-break/></text:span><text:span text:style-name="T2">w nas zamieszkuje</text:span><text:span text:style-name="T2"><text:line-break/></text:span><text:span text:style-name="T2">- przez wszystkie</text:span><text:span text:style-name="T2"><text:line-break/></text:span><text:span text:style-name="T2">wieki wieków. 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Alleluja, Alleluja,</text:span><text:span text:style-name="T2"><text:line-break/></text:span><text:span text:style-name="T2">Alleluja, 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6-07T17:50:27</meta:creation-date>
    <dc:date>2013-04-20T22:11:59.84</dc:date>
    <dc:language>pl-PL</dc:language>
    <meta:editing-cycles>17</meta:editing-cycles>
    <meta:editing-duration>PT35M3S</meta:editing-duration>
    <dc:creator>Ziomal Mistrz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